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2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1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9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3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10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84">
            <text:p>184.00</text:p>
          </table:table-cell>
          <table:table-cell table:style-name="ce83" office:value-type="float" office:value="12">
            <text:p>12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3">
            <text:p>23.00</text:p>
          </table:table-cell>
          <table:table-cell table:style-name="ce83" office:value-type="float" office:value="3">
            <text:p>3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36">
            <text:p>36.00</text:p>
          </table:table-cell>
          <table:table-cell table:style-name="ce83" office:value-type="float" office:value="18">
            <text:p>18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FAIL</text:p>
          </table:table-cell>
          <table:table-cell table:style-name="ce3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4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FAIL</text:p>
          </table:table-cell>
          <table:table-cell table:style-name="ce6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7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8">
            <text:p>FAIL</text:p>
          </table:table-cell>
          <table:table-cell table:style-name="ce9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10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13">
            <text:p/>
          </table:table-cell>
          <table:table-cell table:style-name="ce49" table:number-columns-repeated="1012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8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9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1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0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3">
            <text:p>FAIL</text:p>
          </table:table-cell>
          <table:table-cell table:style-name="ce34">
            <text:p/>
          </table:table-cell>
          <table:table-cell table:style-name="ce35">
            <text:p>Verification Failed Expected '[org.openqa.selenium.firefox.FirefoxWebElement@88cec5c7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6">
            <text:p>FAIL</text:p>
          </table:table-cell>
          <table:table-cell table:style-name="ce37">
            <text:p/>
          </table:table-cell>
          <table:table-cell table:style-name="ce38">
            <text:p>Verification failed Expected '' Actual '2012/02/08 19:46:31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8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90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91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9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9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96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97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7'| os.arch: 'amd64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7'| os.arch: 'amd64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